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10000092">
            <text:p>10000092</text:p>
          </table:table-cell>
          <table:table-cell office:value-type="string">
            <text:p>300000000000001</text:p>
          </table:table-cell>
          <table:table-cell office:value-type="string">
            <text:p>reupload_corrected</text:p>
          </table:table-cell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/10/2020</text:date>, <text:time>14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6H27M36S</meta:editing-duration>
    <meta:editing-cycles>16</meta:editing-cycles>
    <meta:initial-creator>user user</meta:initial-creator>
    <dc:date>2020-10-27T14:55:46.27</dc:date>
    <dc:creator>Sachin Patel</dc:creator>
    <meta:document-statistic meta:table-count="2" meta:cell-count="12" meta:object-count="0"/>
  </office:meta>
</office:document-meta>
</file>